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6.082cm"/>
    </style:style>
    <style:style style:name="co5" style:family="table-column">
      <style:table-column-properties fo:break-before="auto" style:column-width="7.3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Emp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name 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Adi</text:p>
          </table:table-cell>
        </table:table-row>
        <table:table-row table:style-name="ro1">
          <table:table-cell office:value-type="string" calcext:value-type="string">
            <text:p>S002</text:p>
          </table:table-cell>
          <table:table-cell office:value-type="string" calcext:value-type="string">
            <text:p>Budi</text:p>
          </table:table-cell>
        </table:table-row>
      </table:table>
      <table:table table:name="MasterIji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Cuti</text:p>
          </table:table-cell>
          <table:table-cell office:value-type="string" calcext:value-type="string">
            <text:p>Maksimal 3 Hari berturut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Sakit</text:p>
          </table:table-cell>
          <table:table-cell office:value-type="string" calcext:value-type="string">
            <text:p>Harus disertai Surat Doketer</text:p>
          </table:table-cell>
        </table:table-row>
        <table:table-row table:style-name="ro1">
          <table:table-cell office:value-type="string" calcext:value-type="string">
            <text:p>D001</text:p>
          </table:table-cell>
          <table:table-cell office:value-type="string" calcext:value-type="string">
            <text:p>Dinas</text:p>
          </table:table-cell>
          <table:table-cell office:value-type="string" calcext:value-type="string">
            <text:p>Dinas Ada Surat Dinas dari kantor </text:p>
          </table:table-cell>
        </table:table-row>
        <table:table-row table:style-name="ro1">
          <table:table-cell office:value-type="string" calcext:value-type="string">
            <text:p>I001</text:p>
          </table:table-cell>
          <table:table-cell office:value-type="string" calcext:value-type="string">
            <text:p>Ijin</text:p>
          </table:table-cell>
          <table:table-cell office:value-type="string" calcext:value-type="string">
            <text:p>Hanya Kondisi khusus sesuai PKB</text:p>
          </table:table-cell>
        </table:table-row>
        <table:table-row table:style-name="ro1">
          <table:table-cell office:value-type="string" calcext:value-type="string">
            <text:p>T001</text:p>
          </table:table-cell>
          <table:table-cell office:value-type="string" calcext:value-type="string">
            <text:p>Telat</text:p>
          </table:table-cell>
          <table:table-cell office:value-type="string" calcext:value-type="string">
            <text:p>Ijin datang telat hanya untuk email</text:p>
          </table:table-cell>
        </table:table-row>
        <table:table-row table:style-name="ro1">
          <table:table-cell office:value-type="string" calcext:value-type="string">
            <text:p>C002</text:p>
          </table:table-cell>
          <table:table-cell office:value-type="string" calcext:value-type="string">
            <text:p>Cuti Melahirkan</text:p>
          </table:table-cell>
          <table:table-cell office:value-type="string" calcext:value-type="string">
            <text:p>Maksimal 2 bulan</text:p>
          </table:table-cell>
        </table:table-row>
      </table:table>
      <table:table table:name="Ijin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empid</text:p>
          </table:table-cell>
          <table:table-cell table:style-name="ce1" office:value-type="string" calcext:value-type="string">
            <text:p>ijinid</text:p>
          </table:table-cell>
          <table:table-cell table:style-name="ce1" office:value-type="string" calcext:value-type="string">
            <text:p>tglijin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S</text:p>
          </table:table-cell>
          <table:table-cell office:value-type="date" office:date-value="2016-03-04" calcext:value-type="date">
            <text:p>2016-03-04</text:p>
          </table:table-cell>
          <table:table-cell office:value-type="string" calcext:value-type="string">
            <text:p>Sakit Gigi*Doketer Eka Budi prawita*</text:p>
          </table:table-cell>
        </table:table-row>
        <table:table-row table:style-name="ro1">
          <table:table-cell office:value-type="string" calcext:value-type="string">
            <text:p>S002</text:p>
          </table:table-cell>
          <table:table-cell office:value-type="string" calcext:value-type="string">
            <text:p>C</text:p>
          </table:table-cell>
          <table:table-cell office:value-type="date" office:date-value="2016-03-04" calcext:value-type="date">
            <text:p>2016-03-04</text:p>
          </table:table-cell>
          <table:table-cell office:value-type="string" calcext:value-type="string">
            <text:p>Cuti tahunan </text:p>
          </table:table-cell>
        </table:table-row>
      </table:table>
      <table:table table:name="Kehadiran" table:style-name="ta1">
        <table:table-column table:style-name="co1" table:default-cell-style-name="Default"/>
        <table:table-column table:style-name="co1" table:number-columns-repeated="5" table:default-cell-style-name="ce5"/>
        <table:table-row table:style-name="ro1">
          <table:table-cell table:style-name="ce5" office:value-type="string" calcext:value-type="string">
            <text:p>PeriodeId</text:p>
          </table:table-cell>
          <table:table-cell office:value-type="string" calcext:value-type="string">
            <text:p>EmpId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ket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04" calcext:value-type="date">
            <text:p>2016-03-04</text:p>
          </table:table-cell>
          <table:table-cell table:style-name="ce7"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05" calcext:value-type="date">
            <text:p>2016-03-05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7H00M00S" calcext:value-type="time">
            <text:p>05:00:00 P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06" calcext:value-type="date">
            <text:p>2016-03-06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7H00M00S" calcext:value-type="time">
            <text:p>05:00:00 P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07" calcext:value-type="date">
            <text:p>2016-03-07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7H00M00S" calcext:value-type="time">
            <text:p>05:00:00 P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08" calcext:value-type="date">
            <text:p>2016-03-08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7H00M00S" calcext:value-type="time">
            <text:p>05:00:00 P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09" calcext:value-type="date">
            <text:p>2016-03-09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7H00M00S" calcext:value-type="time">
            <text:p>05:00:00 P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10" calcext:value-type="date">
            <text:p>2016-03-10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7H00M00S" calcext:value-type="time">
            <text:p>05:00:00 P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11" calcext:value-type="date">
            <text:p>2016-03-11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7H00M00S" calcext:value-type="time">
            <text:p>05:00:00 P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12" calcext:value-type="date">
            <text:p>2016-03-12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7H00M00S" calcext:value-type="time">
            <text:p>05:00:00 P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001</text:p>
          </table:table-cell>
          <table:table-cell table:style-name="ce6" office:value-type="date" office:date-value="2016-03-13" calcext:value-type="date">
            <text:p>2016-03-13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7H00M00S" calcext:value-type="time">
            <text:p>05:00:00 PM</text:p>
          </table:table-cell>
          <table:table-cell office:value-type="string" calcext:value-type="string">
            <text:p>M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yarat Alpha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1.Semua kehadirang tanpa ada in dan out dan tanpa ada keterangan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Syarat telat : 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1. Jika kedatangan Lebih dari syarat In atau pulang kurang dari syarat Out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2. Ijin datang telat hanya untu filter di email saja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d" fo:country="ID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5:53:51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 ARRAF HAKAM</meta:initial-creator>
    <meta:creation-date>2016-03-04T15:14:57.625000000</meta:creation-date>
    <dc:date>2016-03-04T15:58:22.125000000</dc:date>
    <dc:creator>M. ARRAF HAKAM</dc:creator>
    <meta:editing-duration>PT32M14S</meta:editing-duration>
    <meta:editing-cycles>9</meta:editing-cycles>
    <meta:generator>LibreOffice/4.2.8.2$Windows_x86 LibreOffice_project/48d50dbfc06349262c9d50868e5c1f630a573ebd</meta:generator>
    <meta:document-statistic meta:table-count="4" meta:cell-count="108" meta:object-count="0"/>
  </office:meta>
</office:document-meta>
</file>